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</office:automatic-styles>
  <office:body>
    <office:text text:use-soft-page-breaks="true">
      <text:p text:style-name="P1">harish@harish-VirtualBox:~/ansible-tutorials/hello-world$ ls -ltr</text:p>
      <text:p text:style-name="Standard">total 4</text:p>
      <text:p text:style-name="Standard">-rw-rw-r-- 1 harish harish 15 Dec 21 17:01 hosts</text:p>
      <text:p text:style-name="Standard">harish@harish-VirtualBox:~/ansible-tutorials/hello-world$ cat<text:s/>hosts</text:p>
      <text:p text:style-name="Standard">192.168.56.100</text:p>
      <text:p text:style-name="Standard">192.168.56.101</text:p>
      <text:p text:style-name="Standard"/>
      <text:p text:style-name="Standard">Running First Command:</text:p>
      <text:p text:style-name="Standard"/>
      <text:p text:style-name="Standard">harish@harish-VirtualBox:~/ansible-tutorials/hello-world$ ansible 192.168.56.101 -i /home/harish/ansible-tutorials/hello-world/hosts -u harish --ask-pass -m ping</text:p>
      <text:p text:style-name="Standard"/>
      <text:p text:style-name="Standard">Output:</text:p>
      <text:p text:style-name="Standard">harish@harish-VirtualBox:~/ansible-tutorials/hello-world$ ansible 192.168.56.101 -i /home/harish/ansible-tutorials/hello-world/hosts -u harish --ask-pass -m ping</text:p>
      <text:p text:style-name="Standard"/>
      <text:p text:style-name="Standard">-i <text:s text:c="3"/>-&gt; <text:s text:c="2"/>Inventory file</text:p>
      <text:p text:style-name="Standard">-m <text:s/>-&gt; <text:s text:c="2"/>Module Name</text:p>
      <text:p text:style-name="Standard">-u <text:s text:c="2"/>-&gt; <text:s text:c="2"/>User Name</text:p>
      <text:p text:style-name="Standard"/>
      <text:p text:style-name="Standard"/>
      <text:p text:style-name="Standard">Running ls command on remote host:</text:p>
      <text:p text:style-name="Standard">harish@harish-VirtualBox:~/ansible-tutorials/hello-world$ ansible all -i /home/harish/ansible-tutorials/hello-world/hosts -u harish --ask-pass -m shell -a 'ls -ltr'SSH password:</text:p>
      <text:p text:style-name="Standard">192.168.56.101 | SUCCESS | rc=0 &gt;&gt;</text:p>
      <text:p text:style-name="Standard">total 48</text:p>
      <text:p text:style-name="Standard">-rw-r--r-- 1 harish harish 8980 Dec <text:s/>4 22:35<text:s/>examples.desktop</text:p>
      <text:p text:style-name="Standard">drwxr-xr-x 2 harish harish 4096 Dec <text:s/>4 22:49 Videos</text:p>
      <text:p text:style-name="Standard">drwxr-xr-x 2 harish harish 4096 Dec <text:s/>4 22:49 Templates</text:p>
      <text:p text:style-name="Standard">drwxr-xr-x 2 harish harish 4096 Dec <text:s/>4 22:49 Public</text:p>
      <text:p text:style-name="Standard">drwxr-xr-x 2 harish harish 4096 Dec <text:s/>4 22:49 Pictures</text:p>
      <text:p text:style-name="Standard">drwxr-xr-x 2 harish harish 4096 Dec <text:s/>4 22:49 Music</text:p>
      <text:p text:style-name="Standard">drwxr-xr-x 2 harish harish 4096 Dec <text:s/>4 22:59 Downloads</text:p>
      <text:p text:style-name="Standard">drwxr-xr-x 3 harish harish 4096 Dec <text:s/>6 13:55 Desktop</text:p>
      <text:p text:style-name="Standard">drwxr-xr-x 4 harish harish 4096 Dec <text:s/>6 15:22 Documents</text:p>
      <text:p text:style-name="Standard">drwxrwxr-x 3 harish harish 4096 Dec 21 15:53 ansible-tutorials</text:p>
      <text:p text:style-name="Standard"/>
      <text:p text:style-name="Standard">192.168.56.100 | SUCCESS | rc=0 &gt;&gt;</text:p>
      <text:p text:style-name="Standard">total 48</text:p>
      <text:p text:style-name="Standard">-rw-r--r-- 1 harish harish 8980 Dec <text:s/>4 22:35 examples.desktop</text:p>
      <text:p text:style-name="Standard">drwxr-xr-x 2 harish harish 4096 Dec <text:s/>4 22:49 Videos</text:p>
      <text:p text:style-name="Standard">drwxr-xr-x 2 harish harish 4096 Dec <text:s/>4 22:49 Templates</text:p>
      <text:p text:style-name="Standard">drwxr-xr-x 2 harish harish 4096 Dec <text:s/>4 22:49 Public</text:p>
      <text:p text:style-name="Standard">drwxr-xr-x 2 harish harish 4096 Dec <text:s/>4 22:49 Pictures</text:p>
      <text:p text:style-name="Standard">drwxr-xr-x 2 harish harish 4096 Dec <text:s/>4 22:49 Music</text:p>
      <text:p text:style-name="Standard">drwxr-xr-x 2 harish harish 4096 Dec <text:s/>4 22:59 Downloads</text:p>
      <text:p text:style-name="Standard">drwxr-xr-x 3 harish harish 4096 Dec <text:s/>6 13:55 Desktop</text:p>
      <text:p text:style-name="Standard">drwxr-xr-x 4 harish harish 4096 Dec <text:s/>6 15:22 Documents</text:p>
      <text:p text:style-name="Standard">drwxrwxr-x 3 harish harish 4096 Dec 21 15:53 ansible-tutorials</text:p>
      <text:p text:style-name="Standard"/>
      <text:p text:style-name="Standard"/>
      <text:p text:style-name="Standard"/>
      <text:p text:style-name="Standard"/>
      <text:p text:style-name="Standard">harish@harish-VirtualBox:~/ansible-tutorials/hello-world$<text:s/><text:span text:style-name="T2">ansible-playbook -i hosts first_playbook.yml -u harish -k</text:span></text:p>
      <text:p text:style-name="Standard">SSH password:</text:p>
      <text:p text:style-name="Standard"/>
      <text:p text:style-name="Standard">PLAY<text:s/>***************************************************************************</text:p>
      <text:p text:style-name="Standard"/>
      <text:p text:style-name="Standard">TASK [setup] *******************************************************************</text:p>
      <text:p text:style-name="Standard">ok: [192.168.56.101]</text:p>
      <text:p text:style-name="Standard"/>
      <text:p text:style-name="Standard">TASK [debug]<text:s/>*******************************************************************</text:p>
      <text:p text:style-name="Standard">ok: [192.168.56.101] =&gt; {</text:p>
      <text:p text:style-name="Standard"><text:s text:c="4"/>"msg": "Installing nginx"</text:p>
      <text:p text:style-name="Standard">}</text:p>
      <text:p text:style-name="Standard"/>
      <text:p text:style-name="Standard">TASK [debug] *******************************************************************</text:p>
      <text:p text:style-name="Standard">ok: [192.168.56.101] =&gt; {</text:p>
      <text:p text:style-name="Standard"><text:s text:c="4"/>"msg": "Installing<text:s/>PHP"</text:p>
      <text:p text:style-name="Standard">}</text:p>
      <text:p text:style-name="Standard"/>
      <text:p text:style-name="Standard">PLAY ***************************************************************************</text:p>
      <text:p text:style-name="Standard"/>
      <text:p text:style-name="Standard">TASK [setup] *******************************************************************</text:p>
      <text:p text:style-name="Standard">ok: [192.168.56.101]</text:p>
      <text:p text:style-name="Standard"/>
      <text:p text:style-name="Standard">TASK [debug] *******************************************************************</text:p>
      <text:p text:style-name="Standard">ok: [192.168.56.101] =&gt; {</text:p>
      <text:p text:style-name="Standard"><text:s text:c="4"/>"msg": "Installing MongoDB"</text:p>
      <text:p text:style-name="Standard">}</text:p>
      <text:p text:style-name="Standard"/>
      <text:p text:style-name="Standard">PLAY RECAP *********************************************************************</text:p>
      <text:p text:style-name="Standard">192.168.56.101 <text:s text:c="12"/>: ok=5 <text:s text:c="3"/>changed=0 <text:s text:c="3"/>unreachable=0 <text:s text:c="3"/>failed=0</text:p>
      <text:p text:style-name="Standard"/>
      <text:p text:style-name="Standard">harish@harish-VirtualBox:~/ansible-tutorials/hello-world$ ansible-playbook -i hosts roles_ex_playbook.yml -u harish -k --ask-become-pass</text:p>
      <text:p text:style-name="Standard">SSH password:</text:p>
      <text:p text:style-name="Standard">SUDO password[defaults to SSH password]:</text:p>
      <text:p text:style-name="Standard"/>
      <text:p text:style-name="Standard">PLAY ***************************************************************************</text:p>
      <text:p text:style-name="Standard"/>
      <text:p text:style-name="Standard">TASK [setup] *******************************************************************</text:p>
      <text:p text:style-name="Standard">ok: [192.168.56.101]</text:p>
      <text:p text:style-name="Standard"/>
      <text:p text:style-name="Standard">TASK [nginx : debug] ***********************************************************</text:p>
      <text:p text:style-name="Standard">ok: [192.168.56.101] =&gt; {</text:p>
      <text:p text:style-name="Standard"><text:s text:c="4"/>"msg": "In Nginx Role"</text:p>
      <text:p text:style-name="Standard">}</text:p>
      <text:p text:style-name="Standard"/>
      <text:soft-page-break/>
      <text:p text:style-name="Standard">TASK [nginx : Install Nginx] ***************************************************</text:p>
      <text:p text:style-name="Standard">ok: [192.168.56.101]</text:p>
      <text:p text:style-name="Standard"/>
      <text:p text:style-name="Standard">TASK [nginx : Make sure Nginx service is enabled.] *****************************</text:p>
      <text:p text:style-name="Standard">ok: [192.168.56.101]</text:p>
      <text:p text:style-name="Standard"/>
      <text:p text:style-name="Standard">TASK [debug] *******************************************************************</text:p>
      <text:p text:style-name="Standard">ok: [192.168.56.101] =&gt; {</text:p>
      <text:p text:style-name="Standard"><text:s text:c="4"/>"msg": "Test from playbook"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andhi, Harish X</meta:initial-creator>
    <dc:creator>Grandhi, Harish X</dc:creator>
    <meta:creation-date>2017-12-21T17:32:00Z</meta:creation-date>
    <dc:date>2018-01-11T08:38:00Z</dc:date>
    <meta:template xlink:href="Normal" xlink:type="simple"/>
    <meta:editing-cycles>1</meta:editing-cycles>
    <meta:editing-duration>PT7440S</meta:editing-duration>
    <meta:document-statistic meta:page-count="3" meta:paragraph-count="7" meta:word-count="597" meta:character-count="3993" meta:row-count="28" meta:non-whitespace-character-count="3403"/>
  </office:meta>
</office:document-meta>
</file>